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automatic-styles>
    <style:style style:name="dp1" style:family="drawing-page"/>
    <style:style style:name="gr1" style:family="graphic" style:parent-style-name="standard">
      <style:graphic-properties svg:stroke-width="0.05cm" svg:stroke-color="#000000" draw:marker-start-width="0.355cm" draw:marker-end-width="0.355cm" draw:fill="none" draw:textarea-horizontal-align="justify" draw:textarea-vertical-align="middle" draw:auto-grow-height="false" fo:min-height="0.455cm" fo:min-width="0.793cm" fo:padding-top="0.15cm" fo:padding-bottom="0.15cm" fo:padding-left="0.275cm" fo:padding-right="0.275cm"/>
    </style:style>
    <style:style style:name="gr2" style:family="graphic" style:parent-style-name="standard">
      <style:graphic-properties svg:stroke-color="#000000" draw:fill-color="#000000" draw:textarea-horizontal-align="justify" draw:textarea-vertical-align="middle" draw:auto-grow-height="false" fo:min-height="0cm" fo:min-width="0cm"/>
    </style:style>
    <style:style style:name="gr3" style:family="graphic" style:parent-style-name="standard">
      <style:graphic-properties svg:stroke-color="#000000" draw:fill-color="#000000" draw:textarea-horizontal-align="justify" draw:textarea-vertical-align="middle" draw:auto-grow-height="false" fo:min-height="0.219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399cm" fo:min-width="1.17cm"/>
    </style:style>
    <style:style style:name="gr5" style:family="graphic" style:parent-style-name="standard">
      <style:graphic-properties svg:stroke-width="0.05cm" svg:stroke-color="#000000" draw:marker-start-width="0.355cm" draw:marker-end-width="0.355cm" draw:fill="none" draw:textarea-horizontal-align="justify" draw:textarea-vertical-align="middle" draw:auto-grow-height="false" fo:min-height="1.21cm" fo:min-width="2.134cm" fo:padding-top="0.15cm" fo:padding-bottom="0.15cm" fo:padding-left="0.275cm" fo:padding-right="0.275cm"/>
    </style:style>
    <style:style style:name="gr6" style:family="graphic" style:parent-style-name="standard">
      <style:graphic-properties draw:stroke="none" draw:stroke-dash="Dashed_20__28_var_29__20_1" svg:stroke-width="0cm" svg:stroke-color="#000000" draw:marker-start="" draw:marker-start-width="0.2cm" draw:marker-start-center="false" draw:marker-end="" draw:marker-end-width="0.2cm" draw:marker-end-center="false" svg:stroke-opacity="100%" draw:stroke-linejoin="round" svg:stroke-linecap="butt" draw:fill="solid" draw:fill-color="#333333"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style:style>
    <style:style style:name="gr7" style:family="graphic" style:parent-style-name="standard">
      <style:graphic-properties draw:stroke="none" draw:stroke-dash="Dashed_20__28_var_29__20_1" svg:stroke-width="0cm" svg:stroke-color="#000000" draw:marker-start-width="0.2cm" draw:marker-start-center="false" draw:marker-end-width="0.2cm" draw:marker-end-center="false" svg:stroke-opacity="100%" draw:stroke-linejoin="round" svg:stroke-linecap="butt" draw:fill="solid" draw:fill-color="#333333"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dr3d:edge-rounding="10%" dr3d:back-scale="100%" dr3d:depth="0.3cm" dr3d:backface-culling="enabled" dr3d:close-front="true" dr3d:close-back="true" dr3d:normals-kind="object" dr3d:normals-direction="inverse" dr3d:texture-generation-mode-x="parallel" dr3d:texture-generation-mode-y="parallel" dr3d:texture-filter="enabled" dr3d:diffuse-color="#00b8ff" dr3d:emissive-color="#4c4c4c" dr3d:specular-color="#b3b3b3" dr3d:shininess="15%" dr3d:shadow="hidden"/>
    </style:style>
    <style:style style:name="P1" style:family="paragraph">
      <loext:graphic-properties draw:fill="none"/>
      <style:paragraph-properties fo:text-align="center"/>
    </style:style>
    <style:style style:name="P2" style:family="paragraph">
      <loext:graphic-properties draw:fill-color="#000000"/>
      <style:paragraph-properties fo:text-align="center"/>
    </style:style>
    <style:style style:name="P3" style:family="paragraph">
      <loext:graphic-properties draw:fill="none" draw:fill-color="#ffffff"/>
      <style:text-properties style:font-name="Arial" fo:font-size="10pt" style:font-size-asian="10pt" style:font-size-complex="10pt"/>
    </style:style>
    <style:style style:name="T1" style:family="text">
      <style:text-properties style:font-name="Arial"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g>
          <draw:g>
            <draw:custom-shape draw:style-name="gr1" draw:text-style-name="P1" draw:layer="layout" svg:width="1.343cm" svg:height="0.755cm" svg:x="2.949cm" svg:y="0.534cm">
              <text:p/>
              <draw:enhanced-geometry svg:viewBox="0 0 21600 21600" draw:mirror-horizontal="false" draw:mirror-vertical="false" draw:type="rectangle" draw:enhanced-path="M 0 0 L 21600 0 21600 21600 0 21600 0 0 Z N"/>
            </draw:custom-shape>
            <draw:custom-shape draw:style-name="gr2" draw:text-style-name="P2" draw:layer="layout" svg:width="0.064cm" svg:height="0.136cm" svg:x="3.587cm" svg:y="1.294cm">
              <text:p/>
              <draw:enhanced-geometry svg:viewBox="0 0 21600 21600" draw:mirror-horizontal="false" draw:mirror-vertical="false" draw:type="rectangle" draw:enhanced-path="M 0 0 L 21600 0 21600 21600 0 21600 0 0 Z N"/>
            </draw:custom-shape>
            <draw:custom-shape draw:style-name="gr3" draw:text-style-name="P2" draw:layer="layout" svg:width="0.065cm" svg:height="0.469cm" draw:transform="rotate (-1.5707963267949) translate (3.855cm 1.43cm)">
              <text:p/>
              <draw:enhanced-geometry svg:viewBox="0 0 21600 21600" draw:mirror-horizontal="false" draw:mirror-vertical="false" draw:type="rectangle" draw:enhanced-path="M 0 0 L 21600 0 21600 21600 0 21600 0 0 Z N"/>
            </draw:custom-shape>
          </draw:g>
          <draw:frame draw:style-name="gr4" draw:text-style-name="P3" draw:layer="layout" svg:width="1.67cm" svg:height="0.649cm" svg:x="2.814cm" svg:y="0.607cm">
            <draw:text-box>
              <text:p><text:span text:style-name="T1">Monitor</text:span></text:p>
            </draw:text-box>
          </draw:frame>
        </draw:g>
        <draw:g>
          <draw:custom-shape draw:style-name="gr5" draw:text-style-name="P1" draw:layer="layout" svg:width="2.684cm" svg:height="1.51cm" svg:x="0.12cm" svg:y="0.097cm">
            <text:p/>
            <draw:enhanced-geometry svg:viewBox="0 0 21600 21600" draw:type="rectangle" draw:enhanced-path="M 0 0 L 21600 0 21600 21600 0 21600 0 0 Z N"/>
          </draw:custom-shape>
          <dr3d:scene draw:style-name="gr6" svg:width="1.828cm" svg:height="1.864cm" svg:x="0.592cm" svg:y="-0.028cm" dr3d:transform="matrix (1 0 0 0 0.939692620785931 0.342020143325607 0 -0.342020143325607 0.939692620785931 -2.896078125cm 0.852137051104143cm 0.133499011886225cm)" dr3d:vrp="(0 0 4852.85714285714)" dr3d:vpn="(0 0 4522.85714285714)" dr3d:projection="perspective" dr3d:distance="0.33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7" draw:layer="layout" dr3d:transform="matrix (0.549993524680073 0.00387217005939758 0.190925450444037 0.0298200269489665 0.606271335294791 0.0840767967590112 -0.120819998316692 0.183862116986446 0.934332142393834 1.35475465050062cm -0.359554156784209cm -0.425328833891418cm)" svg:viewBox="2395.5625 -1156 397.03125 619.1875" svg:d="M2395.5625-985.21875l74.453125 9.921875 3.48565673828125-15.2628784179688 4.04705810546875-14.1594848632813 4.60882568359375-13.0557250976563 5.17095947265625-11.9515991210938 5.73345947265625-10.8471069335938 6.29632568359375-9.74224853515625 3.35935211181641-4.45668792724609 3.50020599365234-4.18033599853516 3.64110565185547-3.90393829345703 3.78205108642578-3.62749481201172 7.91458129882813-6.54202270507813 8.33370971679688-5.66915893554688 8.75302124023438-4.79647827148438 9.17251586914063-3.92398071289062 9.59219360351563-3.05166625976562 10.0120544433594-2.17953491210937 10.4320983886719-1.30758666992188 10.8523254394531-0.435821533203125 12.8759460449219 0.568389892578125 12.3659973144531 1.70529174804688 11.8558654785156 2.84237670898437 5.73657608032227 1.84765243530273 5.60897445678711 2.13199234008789 5.48134994506836 2.41635513305664 5.35370254516602 2.70074081420898 5.22603225708008 2.98514938354492 5.09833908081055 3.26958084106445 9.81350708007813 7.39254760742188 9.30245971679688 8.53054809570313 8.4814453125 9.37063598632813 7.3505859375 9.91281127929688 3.251220703125 5.1597785949707 2.968505859375 5.29539108276367 2.685791015625 5.43102645874023 2.403076171875 5.56668472290039 2.120361328125 5.70236587524414 1.837646484375 5.83806991577148 2.8271484375 12.0833435058594 1.6962890625 12.6264343261719 0.5654296875 13.1697082519531-0.523651123046875 12.5339050292969-1.57083129882813 11.9726867675781-2.61782836914062 11.4112854003906-1.70148086547852 5.49505996704102-1.96316146850586 5.35464096069336-2.22481918334961 5.21419906616211-2.48645401000977 5.07373428344727-2.74806594848633 4.93324661254883-3.0096549987793 4.7927360534668-3.27122116088867 4.65220260620117-3.53276443481445 4.51164627075195-7.85006713867188 8.60153198242188-8.65792846679688 7.80545043945313-4.5425910949707 3.5122184753418-4.68497848510742 3.25191116333008-4.82734298706055 2.99162673950195-4.96968460083008 2.73136520385742-5.11200332641602 2.47112655639648-5.25429916381836 2.21091079711914-5.39657211303711 1.95071792602539-5.53882217407227 1.69054794311523-11.5043029785156 2.60067749023437-12.0730285644531 1.56027221679688-12.6415710449219 0.520050048828125-5.43460083007813-0.128936767578125-5.75704956054688-0.386932373046875-6.07968139648438-0.645111083984375-6.40249633789063-0.903472900390625-13.774169921875-2.582763671875-15.067626953125-3.618408203125 8.265625 65.3125 3.544921875-0.360107421875 3.181640625-0.259033203125 2.818359375-0.156494140625 2.455078125-0.052490234375 11.7406616210938 0.387420654296875 11.4443969726563 1.16213989257813 11.1477661132813 1.93667602539063 10.8507690429688 2.71102905273437 10.5534057617188 3.48519897460937 10.2556762695313 4.25918579101563 9.95758056640625 5.03298950195313 9.65911865234375 5.80661010742188 4.60638046264648 3.204345703125 4.30936050415039 3.413818359375 4.0123176574707 3.623291015625 3.71525192260742 3.832763671875 3.41816329956055 4.042236328125 3.12105178833008 4.251708984375 2.82391738891602 4.461181640625 2.52676010131836 4.670654296875 2.22957992553711 4.880126953125 1.93237686157227 5.089599609375 1.63515090942383 5.299072265625 1.3379020690918 5.508544921875 1.04063034057617 5.718017578125 0.743335723876953 5.927490234375 0.594696044921875 12.4833984375-0.432891845703125 10.0055541992188-1.29879760742188 9.56719970703125-0.974170684814453 4.61910247802734-1.19071578979492 4.50937652587891-1.40728378295898 4.39960479736328-1.62387466430664 4.28978729248047-1.84048843383789 4.17992401123047-2.05712509155273 4.07001495361328-2.27378463745117 3.96006011962891-2.4904670715332 3.85005950927734-2.70717239379883 3.74001312255859-2.92390060424805 3.62992095947266-6.49807739257813 6.92938232421875-3.52588272094727 3.24975204467773-3.65188217163086 3.04025650024414-3.77790451049805 2.83073806762695-3.90394973754883 2.62119674682617-4.0300178527832 2.4116325378418-4.15610885620117 2.20204544067383-4.28222274780273 1.99243545532227-4.40835952758789 1.78280258178711-9.19522094726563 2.93661499023437-9.70004272460938 2.09780883789062-10.2050476074219 1.25881958007813-10.7102355957031 0.419647216796875-10.631103515625-0.426239013671875-10.178466796875-1.27859497070313-9.725830078125-2.13076782226562-9.273193359375-2.98275756835937-8.820556640625-3.83456420898437-8.367919921875-4.68618774414063-7.915283203125-5.53762817382813-7.462646484375-6.38888549804688-3.53741455078125-3.51379013061523-3.37591552734375-3.72690200805664-3.21441650390625-3.93999099731445-3.05291748046875-4.15305709838867-5.621337890625-8.94522094726563-4.975341796875-9.79721069335938-4.329345703125-10.6490173339844-3.683349609375-11.5006408691406-3.037353515625-12.3520812988281-2.391357421875-13.2033386230469-74.4375 13.21875 3.95291137695312 18.1706848144531 5.03854370117188 17.1176452636719 6.12435913085938 16.0647888183594 7.21035766601563 15.0121154785156 8.29653930664063 13.9596252441406 9.38290405273438 12.9073181152344 10.4694519042969 11.8551940917969 11.5561828613281 10.8032531738281 12.4673156738281 9.64016723632813 13.2028503417969 8.35421752929688 13.9385681152344 7.06845092773438 14.6744689941406 5.78286743164063 15.4105529785156 4.49746704101563 16.1468200683594 3.21224975585937 16.8832702636719 1.92721557617188 17.6199035644531 0.642364501953125 12.287109375-0.33251953125 12.041015625-0.99755859375 11.794921875-1.66259765625 11.548828125-2.32763671875 11.302734375-2.99267578125 11.056640625-3.65771484375 10.810546875-4.32275390625 10.564453125-4.98779296875 10.134521484375-5.56271362304688 9.520751953125-6.04739379882813 8.906982421875-6.53189086914063 8.293212890625-7.01620483398438 7.679443359375-7.50033569335938 7.065673828125-7.98428344726563 6.451904296875-8.46804809570313 5.838134765625-8.95162963867188 5.19070434570313-9.26373291015625 4.49801635742188-9.40472412109375 3.80551147460937-9.54608154296875 3.11318969726562-9.68780517578125 2.42105102539062-9.82989501953125 1.72909545898438-9.97235107421875 1.03732299804688-10.1151733398438 0.345733642578125-10.2583618164063-0.32958984375-9.70458984375-0.98876953125-9.48486328125-1.64794921875-9.26513671875-2.30712890625-9.04541015625-2.96630859375-8.82568359375-3.62548828125-8.60595703125-4.28466796875-8.38623046875-4.94384765625-8.16650390625-5.58987426757813-7.84942626953125-6.22286987304688-7.43524169921875-6.85604858398438-7.02142333984375-7.48941040039063-6.60797119140625-8.12295532226563-6.19488525390625-8.75668334960938-5.78216552734375-9.39059448242188-5.36981201171875-10.0246887207031-4.95782470703125 13.06640625-3.51702880859375 12.31640625-4.35162353515625 11.56640625-5.18585205078125 10.81640625-6.01971435546875 10.06640625-6.85321044921875 9.31640625-7.68634033203125 8.56640625-8.51910400390625 7.81640625-9.35150146484375 6.98147583007813-10.0751342773438 6.05001831054688-10.6900024414063 5.11874389648438-11.3045043945313 4.18765258789063-11.9186401367188 3.25674438476562-12.5324096679688 2.32601928710937-13.1458129882813 1.39547729492188-13.7588500976563 0.465118408203125-14.3715209960938-0.904571533203125-19.4677734375-2.71383666992187-18.7119140625-2.03544998168945-9.072509765625-2.48783493041992-8.883544921875-2.94024276733398-8.694580078125-3.39267349243164-8.505615234375-3.84512710571289-8.316650390625-4.29760360717773-8.127685546875-4.75010299682617-7.938720703125-5.2026252746582-7.749755859375-11.7629089355469-14.9326171875-13.5732727050781-14.1767578125-14.950927734375-12.9360961914063-7.83416748046875-5.82106781005859-8.07330322265625-5.38980865478516-8.31243896484375-4.95859527587891-8.55157470703125-4.52742767333984-8.79071044921875-4.09630584716797-9.02984619140625-3.66522979736328-18.777099609375-6.03741455078125-19.733642578125-4.31365966796875-20.690185546875-2.59027099609375-21.646728515625-0.86724853515625-19.53369140625 0.7471923828125-18.68701171875 2.2303466796875-17.84033203125 3.7142333984375-16.99365234375 5.1988525390625-16.14697265625 6.6842041015625-15.30029296875 8.1702880859375-14.45361328125 9.6571044921875-13.60693359375 11.1446533203125-12.4709167480469 12.328125-11.0571594238281 13.20703125-9.64321899414063 14.0859375-8.22909545898438 14.96484375-6.81478881835938 15.84375-5.40029907226563 16.72265625-3.98562622070312 17.6015625z"/>
            <dr3d:extrude draw:style-name="gr7" draw:layer="layout" dr3d:transform="matrix (0.514835975238397 0.0543914644412139 0.346279522179036 -0.00540095177629319 0.607851234205915 0.103117806202559 -0.232987436859198 0.151371297130908 0.889155084262428 1.45909431270531cm -0.519134942262314cm -0.97928987044234cm)" svg:viewBox="2895.34375 -1145 501.25 606" svg:d="M2895.34375-1145v606h208.859375l33.263427734375-0.542236328125 29.078369140625-1.627685546875 24.891845703125-2.714599609375 10.8755187988281-1.76535034179688 9.82833862304688-2.03762817382812 12.78662109375-3.29806518554687 12.30908203125-3.90579223632812 11.83154296875-4.51333618164063 11.35400390625-5.12069702148438 10.87646484375-5.72787475585938 10.39892578125-6.33486938476563 9.92138671875-6.94168090820313 9.44384765625-7.54830932617188 11.6155395507813-10.4824523925781 10.8585815429688-11.1857604980469 10.1019897460938-11.8892517089844 9.34576416015625-12.5929260253906 8.58990478515625-13.2967834472656 7.83441162109375-14.0008239746094 7.07928466796875-14.7050476074219 6.32452392578125-15.4094543457031 5.57522583007813-16.0377807617188 4.83126831054688-16.6013793945313 4.08749389648438-17.1646118164063 3.34390258789062-17.7274780273438 2.60049438476562-18.2899780273437 1.85726928710938-18.8521118164062 1.11422729492188-19.4138793945313 0.371368408203125-19.9752807617188-1.0078125-33.53271484375-1.259765625-16.0315551757812-1.763671875-15.5411987304688-2.267578125-15.0504760742188-2.771484375-14.5593872070312-3.275390625-14.0679321289063-3.779296875-13.5761108398438-4.17337036132813-13.0422973632813-4.45773315429688-12.4669799804688-4.74227905273438-11.8920288085938-5.02700805664063-11.3174438476563-5.31192016601563-10.7432250976563-5.59701538085938-10.1693725585938-5.88229370117188-9.59588623046875-6.16775512695313-9.02276611328125-6.384521484375-8.49826049804688-6.532470703125-8.03372192382813-6.680419921875-7.56900024414063-6.828369140625-7.10409545898438-6.976318359375-6.63900756835938-7.124267578125-6.17373657226563-7.272216796875-5.70828247070313-7.420166015625-5.24264526367188-7.688232421875-4.85882568359375-8.076416015625-4.55670166015625-8.464599609375-4.25421142578125-8.852783203125-3.95135498046875-9.240966796875-3.64813232421875-9.629150390625-3.34454345703125-10.017333984375-3.04058837890625-10.405517578125-2.73626708984375-10.7959594726563-2.42214965820312-11.1889038085938-2.09860229492187-11.5822143554688-1.77523803710938-11.9758911132813-1.45205688476563-25.13427734375-1.935302734375-26.71337890625-0.644775390625zM2975.578125-1073.46875h129.453125l28.37109375 0.697265625 12.97265625 0.87158203125 12.1640625 1.22021484375 11.35546875 1.56884765625 10.546875 1.91748046875 9.73828125 2.26611328125 8.9296875 2.61474609375 8.31448364257813 2.936279296875 7.88107299804688 3.218994140625 7.44784545898438 3.501708984375 7.01480102539063 3.784423828125 6.58193969726563 4.067138671875 6.14926147460938 4.349853515625 5.71676635742188 4.632568359375 5.28445434570313 4.915283203125 6.93450927734375 7.43771362304688 6.54156494140625 8.05130004882813 6.14825439453125 8.66470336914063 5.75457763671875 9.27792358398438 5.36053466796875 9.89096069335938 4.96612548828125 10.5038146972656 4.57135009765625 11.1164855957031 4.17620849609375 11.7289733886719 3.73019409179687 12.3603820800781 3.23342895507812 12.9992370605469 2.73648071289062 13.6382751464844 2.23934936523437 14.2774963378906 1.74203491210938 14.9169006347656 1.24453735351563 15.5564880371094 0.995849609375 33.032470703125-0.48779296875 23.077880859375-1.46337890625 21.702392578125-2.43896484375 20.326904296875-3.41455078125 18.951416015625-4.39013671875 17.575927734375-5.36572265625 16.200439453125-6.34130859375 14.824951171875-7.31689453125 13.449462890625-8.014892578125 12.2358093261719-8.435302734375 11.1838684082031-8.855712890625 10.1317443847656-9.276123046875 9.07943725585938-9.696533203125 8.02694702148438-10.116943359375 6.97427368164063-10.537353515625 5.92141723632813-10.957763671875 4.86837768554688-8.68145751953125 2.90554809570312-9.90789794921875 2.51754760742187-11.1347045898438 2.12973022460937-12.3618774414063 1.74209594726563-13.5894165039063 1.35464477539063-14.8173217773438 0.967376708984375-33.31982421875 0.773681640625h-127.375z"/>
          </dr3d:scene>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Lohit Marathi" style:font-family-complex="'Lohit Marath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1cm" fo:margin-bottom="0.1cm" fo:margin-left="0.1cm" fo:margin-right="0.1cm" fo:page-width="4.4cm" fo:page-height="1.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4-18T18:18:27.507432409</meta:creation-date>
    <dc:date>2015-11-15T11:34:05.517881527</dc:date>
    <meta:editing-duration>PT26M33S</meta:editing-duration>
    <meta:editing-cycles>8</meta:editing-cycles>
    <meta:generator>LibreOffice/5.0.2.2$Linux_X86_64 LibreOffice_project/00m0$Build-2</meta:generator>
    <meta:document-statistic meta:object-count="11"/>
  </office:meta>
</office:document-meta>
</file>